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Verdana, Lucida, Helvetica, Arial, sans-serif"/>
    <style:font-face style:name="Mangal1" svg:font-family="Mangal"/>
    <style:font-face style:name="Monaco" svg:font-family="Monaco, 'Courier New', Courier, monospace"/>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11.342cm" style:rel-column-width="43721*"/>
    </style:style>
    <style:style style:name="Tabela3.B" style:family="table-column">
      <style:table-column-properties style:column-width="5.659cm" style:rel-column-width="21814*"/>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B" style:family="table-column">
      <style:table-column-properties style:column-width="11.333cm" style:rel-column-width="43690*"/>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83caff" fo:padding="0.097cm" fo:border="0.018cm solid #000000">
        <style:background-image/>
      </style:table-cell-properties>
    </style:style>
    <style:style style:name="Tabela5.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ff3300" fo:padding="0.097cm" fo:border="0.018cm solid #000000">
        <style:background-image/>
      </style:table-cell-properties>
    </style:style>
    <style:style style:name="Tabela6.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83caff" fo:padding="0.097cm" fo:border="0.018cm solid #000000">
        <style:background-image/>
      </style:table-cell-properties>
    </style:style>
    <style:style style:name="Tabela7.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83caff" fo:padding="0.097cm" fo:border="0.018cm solid #000000">
        <style:background-image/>
      </style:table-cell-properties>
    </style:style>
    <style:style style:name="Tabela8.A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P1" style:family="paragraph" style:parent-style-name="Standard">
      <style:paragraph-properties fo:margin-top="0.199cm" fo:margin-bottom="0.199cm" fo:text-align="center" style:justify-single-word="false"/>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margin-top="0.199cm" fo:margin-bottom="0.199cm" fo:text-align="center" style:justify-single-word="false"/>
      <style:text-properties style:font-name="Arial" fo:font-size="16pt" style:font-size-asian="16pt" style:font-name-complex="Arial" style:font-size-complex="16pt"/>
    </style:style>
    <style:style style:name="P3" style:family="paragraph" style:parent-style-name="Table_20_Contents">
      <style:paragraph-properties fo:margin-top="0.101cm" fo:margin-bottom="0.101cm"/>
    </style:style>
    <style:style style:name="P4" style:family="paragraph" style:parent-style-name="Table_20_Contents">
      <style:paragraph-properties fo:margin-top="0.101cm" fo:margin-bottom="0.101cm" fo:text-align="start" style:justify-single-word="false"/>
    </style:style>
    <style:style style:name="P5" style:family="paragraph" style:parent-style-name="Table_20_Contents">
      <style:paragraph-properties fo:margin-top="0.101cm" fo:margin-bottom="0.101cm"/>
      <style:text-properties fo:font-size="10pt" style:font-size-asian="10pt" style:font-size-complex="10pt"/>
    </style:style>
    <style:style style:name="P6" style:family="paragraph" style:parent-style-name="Table_20_Contents">
      <style:paragraph-properties fo:margin-top="0.101cm" fo:margin-bottom="0.101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7cm" fo:margin-right="0cm" fo:margin-top="0cm" fo:margin-bottom="0cm" fo:text-align="start" style:justify-single-word="false" fo:text-indent="0cm" style:auto-text-indent="false" style:text-autospace="none"/>
    </style:style>
    <style:style style:name="P8" style:family="paragraph" style:parent-style-name="Table_20_Contents">
      <style:paragraph-properties fo:margin-left="0cm" fo:margin-right="0cm" fo:text-indent="0cm" style:auto-text-indent="false"/>
    </style:style>
    <style:style style:name="P9" style:family="paragraph" style:parent-style-name="Table_20_Contents">
      <style:paragraph-properties fo:margin-left="0cm" fo:margin-right="0cm" style:line-height-at-least="0.476cm" fo:text-align="start" style:justify-single-word="false" fo:text-indent="0cm" style:auto-text-indent="false"/>
    </style:style>
    <style:style style:name="P10" style:family="paragraph" style:parent-style-name="Standard">
      <style:paragraph-properties fo:break-before="page"/>
    </style:style>
    <style:style style:name="P11" style:family="paragraph" style:parent-style-name="Standard">
      <style:paragraph-properties fo:margin-left="0cm" fo:margin-right="0cm" fo:margin-top="0cm" fo:margin-bottom="0.499cm" style:line-height-at-least="0.476cm" fo:text-align="start" style:justify-single-word="false" fo:text-indent="0cm" style:auto-text-indent="false"/>
      <style:text-properties fo:font-variant="normal" fo:text-transform="none" fo:color="#000000" style:font-name="Lucida Grande" fo:font-size="9pt" fo:letter-spacing="normal" fo:font-style="normal" fo:font-weight="normal"/>
    </style:style>
    <style:style style:name="P12"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padding="0cm" fo:border="none"/>
    </style:style>
    <style:style style:name="P13" style:family="paragraph" style:parent-style-name="Text_20_body" style:list-style-name="L4">
      <style:paragraph-properties fo:margin-left="0cm" fo:margin-right="0cm" fo:margin-top="0cm" fo:margin-bottom="0cm" style:line-height-at-least="0.476cm" fo:text-align="start" style:justify-single-word="false" fo:text-indent="0cm" style:auto-text-indent="false" fo:padding="0cm" fo:border="none"/>
    </style:style>
    <style:style style:name="P14" style:family="paragraph" style:parent-style-name="Text_20_body" style:list-style-name="L2">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15" style:family="paragraph" style:parent-style-name="Text_20_body" style:list-style-name="L3">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normal" fo:font-weight="normal"/>
    </style:style>
    <style:style style:name="P16" style:family="paragraph" style:parent-style-name="Text_20_body" style:list-style-name="L3">
      <style:paragraph-properties fo:margin-left="0cm" fo:margin-right="0cm" fo:margin-top="0cm" fo:margin-bottom="0cm" fo:text-indent="0cm" style:auto-text-indent="false" fo:padding="0cm" fo:border="none"/>
      <style:text-properties fo:font-variant="normal" fo:text-transform="none" fo:color="#000000" style:font-name="Lucida Grande" fo:font-size="9pt" fo:letter-spacing="normal" fo:font-style="italic" fo:font-weight="normal"/>
    </style:style>
    <style:style style:name="P17" style:family="paragraph" style:parent-style-name="Text_20_body">
      <style:paragraph-properties fo:margin-left="0cm" fo:margin-right="0cm" fo:text-indent="0cm" style:auto-text-indent="false"/>
      <style:text-properties fo:font-variant="normal" fo:text-transform="none" fo:color="#000000" style:font-name="Lucida Grande" fo:font-size="9pt" fo:letter-spacing="normal" fo:font-style="normal" fo:font-weight="bold"/>
    </style:style>
    <style:style style:name="P18" style:family="paragraph" style:parent-style-name="Heading_20_1">
      <style:paragraph-properties fo:margin-top="0.101cm" fo:margin-bottom="0.101cm" fo:text-align="center" style:justify-single-word="false"/>
      <style:text-properties fo:font-size="14.25pt" fo:font-weight="normal" style:font-size-asian="14pt" style:font-weight-asian="bold" style:font-size-complex="14pt" style:font-weight-complex="bold"/>
    </style:style>
    <style:style style:name="P19" style:family="paragraph" style:parent-style-name="Preformatted_20_Text" style:list-style-name="L2">
      <style:paragraph-properties fo:margin-top="0cm" fo:margin-bottom="0cm" fo:background-color="#00008b" fo:padding="0.049cm" fo:border="0.002cm solid #333333">
        <style:background-image/>
      </style:paragraph-properties>
      <style:text-properties fo:font-variant="normal" fo:text-transform="none" fo:color="#ffffff" style:font-name="Monaco" fo:font-size="9pt" fo:letter-spacing="normal" fo:font-style="normal" fo:font-weight="normal"/>
    </style:style>
    <style:style style:name="P20" style:family="paragraph" style:parent-style-name="Preformatted_20_Text" style:list-style-name="L3">
      <style:paragraph-properties fo:margin-top="0cm" fo:margin-bottom="0cm" fo:background-color="#00008b" fo:padding="0.049cm" fo:border="0.002cm solid #333333">
        <style:background-image/>
      </style:paragraph-properties>
      <style:text-properties fo:font-variant="normal" fo:text-transform="none" fo:color="#ffffff" style:font-name="Monaco" fo:font-size="9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Lucida Grande" fo:font-size="9pt" fo:letter-spacing="normal" fo:font-style="normal" fo:font-weight="normal"/>
    </style:style>
    <style:style style:name="T3" style:family="text">
      <style:text-properties fo:font-variant="normal" fo:text-transform="none" fo:color="#000000" style:font-name="Lucida Grande" fo:font-size="9pt" fo:letter-spacing="normal" fo:font-style="italic" fo:font-weight="normal"/>
    </style:style>
    <style:style style:name="T4" style:family="text">
      <style:text-properties fo:font-variant="normal" fo:text-transform="none" fo:color="#000000" style:font-name="Lucida Grande" fo:letter-spacing="normal" fo:font-style="normal"/>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800080" style:text-line-through-style="none" style:font-name="Lucida Grande" fo:font-size="9pt" fo:letter-spacing="normal" fo:font-style="normal" style:text-underline-style="none" fo:font-weight="normal" style:text-blinking="false" fo:background-color="transparent"/>
    </style:style>
    <style:style style:name="T7" style:family="text">
      <style:text-properties fo:font-style="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table-cell table:style-name="Tabela1.A1" office:value-type="string">
            <text:p text:style-name="P1">Politechnika Świętokrzyska w Kielcach</text:p>
            <text:p text:style-name="P1">Wydział Elektrotechniki, Automatyki i Informatyki</text:p>
          </table:table-cell>
        </table:table-row>
      </table:table>
      <table:table table:name="Tabela2" table:style-name="Tabela2">
        <table:table-column table:style-name="Tabela2.A"/>
        <table:table-row>
          <table:table-cell table:style-name="Tabela2.A1" office:value-type="string">
            <text:p text:style-name="P2">Laboratorium Programowanie Współbieżne</text:p>
          </table:table-cell>
        </table:table-row>
      </table:table>
      <table:table table:name="Tabela3" table:style-name="Tabela3">
        <table:table-column table:style-name="Tabela3.A"/>
        <table:table-column table:style-name="Tabela3.B"/>
        <table:table-row>
          <table:table-cell table:style-name="Tabela3.A1" office:value-type="string">
            <text:p text:style-name="P4">Temat:</text:p>
            <text:p text:style-name="P4"/>
            <text:h text:style-name="P18" text:outline-level="1"><text:span text:style-name="T4">Pamięć dzielona Posix - macierze</text:span></text:h>
            <text:p text:style-name="P6"/>
          </table:table-cell>
          <table:table-cell table:style-name="Tabela3.B1" office:value-type="string">
            <text:p text:style-name="P3">Autor: <text:span text:style-name="T1">Mateusz Szcześniak</text:span> Grupa: <text:span text:style-name="T1">3ID12A</text:span></text:p>
          </table:table-cell>
        </table:table-row>
      </table:table>
      <table:table table:name="Tabela4" table:style-name="Tabela4">
        <table:table-column table:style-name="Tabela4.A"/>
        <table:table-column table:style-name="Tabela4.B"/>
        <table:table-row>
          <table:table-cell table:style-name="Tabela4.A1" office:value-type="string">
            <text:p text:style-name="P5">Numer laboratorium: <text:span text:style-name="T1">9</text:span></text:p>
          </table:table-cell>
          <table:table-cell table:style-name="Tabela4.B1" office:value-type="string">
            <text:p text:style-name="P5">Data wykonania: <text:span text:style-name="T1">09.12.2014</text:span></text:p>
          </table:table-cell>
        </table:table-row>
      </table:table>
      <text:p text:style-name="Standard"/>
      <text:p text:style-name="Standard"/>
      <text:p text:style-name="Standard"/>
      <text:p text:style-name="P10"/>
      <text:p text:style-name="Standard"/>
      <table:table table:name="Tabela5" table:style-name="Tabela5">
        <table:table-column table:style-name="Tabela5.A"/>
        <table:table-row>
          <table:table-cell table:style-name="Tabela5.A1" office:value-type="string">
            <text:p text:style-name="P17">Pamięć dzielona</text:p>
            <text:list xml:id="list8595579584308349728" text:style-name="L2">
              <text:list-item>
                <text:p text:style-name="P14">(1. pkt) Napisać program który tworzy w pamięci dzielonej (posix) macierz kwadratową <text:span text:style-name="T7">int *macA;</text:span> o rozmiarze <text:span text:style-name="T7">int N=12;</text:span> oraz wypełnia pola o współrzędnych x,y wartościami x*y. Po wykonaniu operacji pamięć należy odłączyć. Do wykorzystania są między innymi funkcje takie jak: <text:span text:style-name="T7">shm_open, ftruncate, mmap</text:span>. Macierz powinna wyglądać mniej więcej tak:</text:p>
                <text:p text:style-name="P19">[ <text:s/>0][ <text:s/>0][ <text:s/>0][ <text:s/>0][ <text:s/>0][ <text:s/>0][ <text:s/>0][ <text:s/>0][ <text:s/>0][ <text:s/>0][ <text:s/>0][ <text:s/>0]</text:p>
                <text:p text:style-name="P19">[ <text:s/>0][ <text:s/>1][ <text:s/>2][ <text:s/>3][ <text:s/>4][ <text:s/>5][ <text:s/>6][ <text:s/>7][ <text:s/>8][ <text:s/>9][ 10][ 11]</text:p>
                <text:p text:style-name="P19">[ <text:s/>0][ <text:s/>2][ <text:s/>4][ <text:s/>6][ <text:s/>8][ 10][ 12][ 14][ 16][ 18][ 20][ 22]</text:p>
                <text:p text:style-name="P19">[ <text:s/>0][ <text:s/>3][ <text:s/>6][ <text:s/>9][ 12][ 15][ 18][ 21][ 24][ 27][ 30][ 33]</text:p>
                <text:p text:style-name="P19">[ <text:s/>0][ <text:s/>4][ <text:s/>8][ 12][ 16][ 20][ 24][ 28][ 32][ 36][ 40][ 44]</text:p>
                <text:p text:style-name="P19">[ <text:s/>0][ <text:s/>5][ 10][ 15][ 20][ 25][ 30][ 35][ 40][ 45][ 50][ 55]</text:p>
                <text:p text:style-name="P19">[ <text:s/>0][ <text:s/>6][ 12][ 18][ 24][ 30][ 36][ 42][ 48][ 54][ 60][ 66]</text:p>
                <text:p text:style-name="P19">[ <text:s/>0][ <text:s/>7][ 14][ 21][ 28][ 35][ 42][ 49][ 56][ 63][ 70][ 77]</text:p>
                <text:p text:style-name="P19">[ <text:s/>0][ <text:s/>8][ 16][ 24][ 32][ 40][ 48][ 56][ 64][ 72][ 80][ 88]</text:p>
                <text:p text:style-name="P19">[ <text:s/>0][ <text:s/>9][ 18][ 27][ 36][ 45][ 54][ 63][ 72][ 81][ 90][ 99]</text:p>
                <text:p text:style-name="P19">[ <text:s/>0][ 10][ 20][ 30][ 40][ 50][ 60][ 70][ 80][ 90][100][110]</text:p>
                <text:p text:style-name="P19">[ <text:s/>0][ 11][ 22][ 33][ 44][ 55][ 66][ 77][ 88][ 99][110][121]</text:p>
              </text:list-item>
            </text:list>
            <text:p text:style-name="Table_20_Contents"/>
          </table:table-cell>
        </table:table-row>
        <table:table-row>
          <table:table-cell table:style-name="Tabela5.A2" office:value-type="string">
            <text:p text:style-name="Table_20_Contents">#include &lt;stdio.h&gt;</text:p>
            <text:p text:style-name="Table_20_Contents">#include &lt;stdlib.h&gt;</text:p>
            <text:p text:style-name="Table_20_Contents">#include &lt;fcntl.h&gt;</text:p>
            <text:p text:style-name="Table_20_Contents">#include &lt;sys/mman.h&gt;</text:p>
            <text:p text:style-name="Table_20_Contents">#include &lt;sys/types.h&gt;</text:p>
            <text:p text:style-name="Table_20_Contents">#include &lt;sys/stat.h&gt;</text:p>
            <text:p text:style-name="Table_20_Contents">#include &lt;unistd.h&gt;</text:p>
            <text:p text:style-name="Table_20_Contents">#define N 12</text:p>
            <text:p text:style-name="Table_20_Contents"/>
            <text:p text:style-name="Table_20_Contents">int deskryptor;</text:p>
            <text:p text:style-name="Table_20_Contents">off_t rozmiar=sizeof(int)*N*N;</text:p>
            <text:p text:style-name="Table_20_Contents">int *macA;</text:p>
            <text:p text:style-name="Table_20_Contents"/>
            <text:p text:style-name="Table_20_Contents"/>
            <text:p text:style-name="Table_20_Contents">int main(){</text:p>
            <text:p text:style-name="Table_20_Contents">deskryptor=shm_open("/zad1",O_RDWR|O_CREAT,0666);</text:p>
            <text:p text:style-name="Table_20_Contents">if (deskryptor==-1){</text:p>
            <text:p text:style-name="Table_20_Contents">perror("Blad shm_open");</text:p>
            <text:p text:style-name="Table_20_Contents">exit(0);</text:p>
            <text:p text:style-name="Table_20_Contents">}</text:p>
            <text:p text:style-name="Table_20_Contents"/>
            <text:p text:style-name="Table_20_Contents">if(ftruncate(deskryptor,rozmiar)==-1){</text:p>
            <text:p text:style-name="Table_20_Contents">perror("Blad ftruncate");</text:p>
            <text:p text:style-name="Table_20_Contents">exit(0);</text:p>
            <text:p text:style-name="Table_20_Contents">}</text:p>
            <text:p text:style-name="Table_20_Contents"/>
            <text:p text:style-name="Table_20_Contents">macA=(int*)mmap(0,rozmiar,PROT_READ|PROT_WRITE,MAP_SHARED,deskryptor,0);</text:p>
            <text:p text:style-name="Table_20_Contents">if (macA==NULL){</text:p>
            <text:p text:style-name="Table_20_Contents">perror("Blad mmap");</text:p>
            <text:p text:style-name="Table_20_Contents">}</text:p>
            <text:p text:style-name="Table_20_Contents"/>
            <text:p text:style-name="Table_20_Contents">int i,j;</text:p>
            <text:p text:style-name="Table_20_Contents"/>
            <text:p text:style-name="Table_20_Contents">for (i=0;i&lt;N;i++)</text:p>
            <text:p text:style-name="Table_20_Contents"><text:tab/>for(j=0;j&lt;N;j++)</text:p>
            <text:p text:style-name="Table_20_Contents"><text:soft-page-break/><text:tab/><text:tab/>macA[i*N+j]=i*j;</text:p>
            <text:p text:style-name="Table_20_Contents">printf("Wypelnilem macA\n");</text:p>
            <text:p text:style-name="Table_20_Contents"/>
            <text:p text:style-name="Table_20_Contents"/>
            <text:p text:style-name="Table_20_Contents">//if(shm_unlink("/zad1")==-1){</text:p>
            <text:p text:style-name="Table_20_Contents">//perror("Blad shm_unlink");</text:p>
            <text:p text:style-name="Table_20_Contents">//}</text:p>
            <text:p text:style-name="Table_20_Contents"/>
            <text:p text:style-name="Table_20_Contents">return 0;</text:p>
            <text:p text:style-name="Table_20_Contents">}</text:p>
          </table:table-cell>
        </table:table-row>
        <table:table-row>
          <table:table-cell table:style-name="Tabela5.A2" office:value-type="string">
            <text:p text:style-name="P8"><text:span text:style-name="T5">70107@st14-lab312:~/lab9$ ./zad1</text:span><text:line-break/><text:span text:style-name="T5">Wypelnilem macA</text:span> </text:p>
          </table:table-cell>
        </table:table-row>
      </table:table>
      <text:p text:style-name="Standard"/>
      <text:p text:style-name="Standard"/>
      <table:table table:name="Tabela7" table:style-name="Tabela7">
        <table:table-column table:style-name="Tabela7.A"/>
        <table:table-row>
          <table:table-cell table:style-name="Tabela7.A1" office:value-type="string">
            <text:list xml:id="list2634651093670852611" text:style-name="L3">
              <text:list-header>
                <text:p text:style-name="P15">2.(1pkt) Napisać drugi programik, który podłączy się do wcześniej utworzonej pamięci i wypisze dowolny fragment macierzy. Do tego celu stworzyć osobną funkcję której parametry odpowiednio to wskaźnik do początku pamięci macA rozmiar boku pamięci macA współrzędne początku podmacierzy oraz rozmiar podmacierzy. Formatowanie na 3 znakach w funkcji <text:span text:style-name="T7">printf</text:span> to <text:span text:style-name="T7">%3d</text:span>. Przykładowo wywołania:</text:p>
                <text:p text:style-name="P16"><text:line-break/>wyswietl_podmacierz(macA,N,3,3,4);<text:line-break/>wyswietl_podmacierz(macA,N,N-2,N-2,2);</text:p>
                <text:p text:style-name="P15">Powinny dać nam wynik:</text:p>
                <text:p text:style-name="P20">[ <text:s/>9][ 12][ 15][ 18]</text:p>
                <text:p text:style-name="P20">[ 12][ 16][ 20][ 24]</text:p>
                <text:p text:style-name="P20">[ 15][ 20][ 25][ 30]</text:p>
                <text:p text:style-name="P20">[ 18][ 24][ 30][ 36]</text:p>
                <text:p text:style-name="P20">[100][110]</text:p>
                <text:p text:style-name="P20">[110][121]</text:p>
              </text:list-header>
            </text:list>
            <text:p text:style-name="Table_20_Contents"/>
          </table:table-cell>
        </table:table-row>
        <table:table-row>
          <table:table-cell table:style-name="Tabela7.A2" office:value-type="string">
            <text:p text:style-name="Table_20_Contents">#include &lt;stdio.h&gt;</text:p>
            <text:p text:style-name="Table_20_Contents">#include &lt;stdlib.h&gt;</text:p>
            <text:p text:style-name="Table_20_Contents">#include &lt;fcntl.h&gt;</text:p>
            <text:p text:style-name="Table_20_Contents">#include &lt;sys/mman.h&gt;</text:p>
            <text:p text:style-name="Table_20_Contents">#include &lt;sys/types.h&gt;</text:p>
            <text:p text:style-name="Table_20_Contents">#include &lt;sys/stat.h&gt;</text:p>
            <text:p text:style-name="Table_20_Contents">#include &lt;unistd.h&gt;</text:p>
            <text:p text:style-name="Table_20_Contents">#define N 12</text:p>
            <text:p text:style-name="Table_20_Contents">#define M 12</text:p>
            <text:p text:style-name="Table_20_Contents"/>
            <text:p text:style-name="Table_20_Contents">void wyswietl_podmacierz(int *wsk,int rozmiar_bloku,int wiersz_poczatkowy,int kolumna_poczatkowa, int rozmiar_podmacierzy){</text:p>
            <text:p text:style-name="Table_20_Contents"/>
            <text:p text:style-name="Table_20_Contents">int i,j;</text:p>
            <text:p text:style-name="Table_20_Contents">for(i=wiersz_poczatkowy;i&lt;(wiersz_poczatkowy+rozmiar_podmacierzy);i++){</text:p>
            <text:p text:style-name="Table_20_Contents"><text:tab/>for(j=kolumna_poczatkowa;j&lt;(kolumna_poczatkowa+rozmiar_podmacierzy);j++){</text:p>
            <text:p text:style-name="Table_20_Contents"><text:tab/>printf("[%3d]",wsk[i*N+j]);</text:p>
            <text:p text:style-name="Table_20_Contents">}<text:tab/></text:p>
            <text:p text:style-name="Table_20_Contents">printf("\n");</text:p>
            <text:p text:style-name="Table_20_Contents">}</text:p>
            <text:p text:style-name="Table_20_Contents"/>
            <text:p text:style-name="Table_20_Contents">}</text:p>
            <text:p text:style-name="Table_20_Contents"/>
            <text:p text:style-name="Table_20_Contents"/>
            <text:p text:style-name="Table_20_Contents">int main(){</text:p>
            <text:p text:style-name="Table_20_Contents"><text:soft-page-break/></text:p>
            <text:p text:style-name="Table_20_Contents">int deskryptor;</text:p>
            <text:p text:style-name="Table_20_Contents">off_t rozmiar=sizeof(int)*N*N;</text:p>
            <text:p text:style-name="Table_20_Contents">int *macA;</text:p>
            <text:p text:style-name="Table_20_Contents"/>
            <text:p text:style-name="Table_20_Contents"/>
            <text:p text:style-name="Table_20_Contents"/>
            <text:p text:style-name="Table_20_Contents"/>
            <text:p text:style-name="Table_20_Contents">deskryptor=shm_open("/zad1",O_RDWR|O_CREAT,0666);</text:p>
            <text:p text:style-name="Table_20_Contents">if (deskryptor==-1){</text:p>
            <text:p text:style-name="Table_20_Contents">perror("Blad shm_open");</text:p>
            <text:p text:style-name="Table_20_Contents">exit(0);</text:p>
            <text:p text:style-name="Table_20_Contents">}</text:p>
            <text:p text:style-name="Table_20_Contents"/>
            <text:p text:style-name="Table_20_Contents"/>
            <text:p text:style-name="Table_20_Contents">macA=(int*)mmap(0,rozmiar,PROT_READ|PROT_WRITE,MAP_SHARED,deskryptor,0);</text:p>
            <text:p text:style-name="Table_20_Contents">if (macA==NULL){</text:p>
            <text:p text:style-name="Table_20_Contents">perror("Blad mmap");</text:p>
            <text:p text:style-name="Table_20_Contents">}</text:p>
            <text:p text:style-name="Table_20_Contents"/>
            <text:p text:style-name="Table_20_Contents"/>
            <text:p text:style-name="Table_20_Contents">wyswietl_podmacierz(macA,N,3,3,4);</text:p>
            <text:p text:style-name="Table_20_Contents">wyswietl_podmacierz(macA,N,N-2,N-2,2);</text:p>
            <text:p text:style-name="Table_20_Contents">if(shm_unlink("/zad1")==-1){</text:p>
            <text:p text:style-name="Table_20_Contents">perror("Blad shm_unlink");</text:p>
            <text:p text:style-name="Table_20_Contents">}</text:p>
            <text:p text:style-name="Table_20_Contents"/>
            <text:p text:style-name="Table_20_Contents"/>
            <text:p text:style-name="Table_20_Contents">return 0;</text:p>
            <text:p text:style-name="Table_20_Contents">}</text:p>
          </table:table-cell>
        </table:table-row>
        <table:table-row>
          <table:table-cell table:style-name="Tabela7.A2" office:value-type="string">
            <text:p text:style-name="P8"><text:span text:style-name="T5">70107@st14-lab312:~/lab9$ ./zad2</text:span><text:line-break/><text:span text:style-name="T5">[  9][ 12][ 15][ 18]</text:span><text:line-break/><text:span text:style-name="T5">[ 12][ 16][ 20][ 24]</text:span><text:line-break/><text:span text:style-name="T5">[ 15][ 20][ 25][ 30]</text:span><text:line-break/><text:span text:style-name="T5">[ 18][ 24][ 30][ 36]</text:span><text:line-break/><text:span text:style-name="T5">[100][110]</text:span><text:line-break/><text:span text:style-name="T5">[110][121]</text:span> </text:p>
          </table:table-cell>
        </table:table-row>
      </table:table>
      <text:p text:style-name="Standard"/>
      <text:p text:style-name="Standard"/>
      <text:p text:style-name="Standard"/>
      <table:table table:name="Tabela8" table:style-name="Tabela8">
        <table:table-column table:style-name="Tabela8.A"/>
        <table:table-row>
          <table:table-cell table:style-name="Tabela8.A1" office:value-type="string">
            <text:p text:style-name="P11">(3pkt.) Stworzyć nowy program a w nim</text:p>
            <text:list xml:id="list2917697789518000998" text:style-name="L4">
              <text:list-item>
                <text:p text:style-name="P13"><text:span text:style-name="T2">(1pkt)Napisać funkcję, która ma 4 parametry 3 wskaźniki do adresów macierzy oraz nazwę pliku. Funkcja ta powinna odczytać podany </text:span><text:a xlink:type="simple" xlink:href="http://achilles.tu.kielce.pl/Members/ppaduch/laboratoria/programowanie-wspo142biezne-dzienne/pamiec-dzielona-posix-macierze/mac.txt/download"><text:span text:style-name="T6">plik</text:span></text:a><text:span text:style-name="T2">, na podstawie pierwszego wiersza ustalić rozmiar macierzy, stworzyć 3 macierze </text:span><text:span text:style-name="T3">macA</text:span><text:span text:style-name="T2">, </text:span><text:span text:style-name="T3">macB</text:span><text:span text:style-name="T2"> i </text:span><text:span text:style-name="T3">macC</text:span><text:span text:style-name="T2"> analogicznie jak w pierwszym punkcie, wczytać dane z podanego pliku do macierzy A i B (C wyzerować)i zwrócić rozmiar macierzy. Można użyć funkcji wyświetlającej (z punktu 2) by sprawdzić czy wszystko poszło jak należy.</text:span></text:p>
              </text:list-item>
            </text:list>
            <text:p text:style-name="P9"><text:span text:style-name="T2">(1,5pkt.) Napisać funkcję, która dostaje za pomocą poniższej struktury adres początku podmacierzy A, B i C ich rozmiar, mnoży podmacierz AxB wynik zapisuje do podmacierzy C.</text:span> </text:p>
          </table:table-cell>
        </table:table-row>
        <table:table-row>
          <table:table-cell table:style-name="Tabela8.A2" office:value-type="string">
            <text:p text:style-name="Table_20_Contents">#include &lt;stdio.h&gt;</text:p>
            <text:p text:style-name="Table_20_Contents">#include &lt;stdlib.h&gt;</text:p>
            <text:p text:style-name="Table_20_Contents">#include &lt;fcntl.h&gt;</text:p>
            <text:p text:style-name="Table_20_Contents"><text:soft-page-break/>#include &lt;sys/mman.h&gt;</text:p>
            <text:p text:style-name="Table_20_Contents">#include &lt;sys/types.h&gt;</text:p>
            <text:p text:style-name="Table_20_Contents">#include &lt;sys/stat.h&gt;</text:p>
            <text:p text:style-name="Table_20_Contents">#include &lt;unistd.h&gt;</text:p>
            <text:p text:style-name="Table_20_Contents">#include &lt;string.h&gt;</text:p>
            <text:p text:style-name="Table_20_Contents"/>
            <text:p text:style-name="Table_20_Contents">struct argument {</text:p>
            <text:p text:style-name="Table_20_Contents"><text:tab/>int rozmiar_glowny;</text:p>
            <text:p text:style-name="Table_20_Contents"><text:tab/>int rozmiar_podm;</text:p>
            <text:p text:style-name="Table_20_Contents"><text:tab/>int *podmacA;</text:p>
            <text:p text:style-name="Table_20_Contents"><text:tab/>int *podmacB;</text:p>
            <text:p text:style-name="Table_20_Contents"><text:tab/>int *podmacC;</text:p>
            <text:p text:style-name="Table_20_Contents">};</text:p>
            <text:p text:style-name="Table_20_Contents"/>
            <text:p text:style-name="Table_20_Contents">int N=0;</text:p>
            <text:p text:style-name="Table_20_Contents">int deskryptorA,deskryptorB,deskryptorC;</text:p>
            <text:p text:style-name="Table_20_Contents"/>
            <text:p text:style-name="Table_20_Contents"/>
            <text:p text:style-name="Table_20_Contents">void mnoz_podmacierz_param(struct argument *p) {</text:p>
            <text:p text:style-name="Table_20_Contents"><text:tab/>int i, j, k;</text:p>
            <text:p text:style-name="Table_20_Contents"><text:tab/>if (p-&gt;rozmiar_glowny &gt;= p-&gt;rozmiar_podm) {</text:p>
            <text:p text:style-name="Table_20_Contents"><text:tab/><text:tab/>for (j = 0; j &lt; p-&gt;rozmiar_podm; j++)</text:p>
            <text:p text:style-name="Table_20_Contents"><text:tab/><text:tab/><text:tab/>for (i = 0; i &lt; p-&gt;rozmiar_podm; i++)</text:p>
            <text:p text:style-name="Table_20_Contents"><text:tab/><text:tab/><text:tab/><text:tab/>for (k = 0; k &lt; p-&gt;rozmiar_podm; k++)</text:p>
            <text:p text:style-name="Table_20_Contents"><text:tab/><text:tab/><text:tab/><text:tab/><text:tab/>p-&gt;podmacC[i*p-&gt;rozmiar_glowny+j] += </text:p>
            <text:p text:style-name="Table_20_Contents"><text:tab/><text:tab/><text:tab/><text:tab/><text:tab/><text:tab/>p-&gt;podmacA[i*p-&gt;rozmiar_glowny+k] * </text:p>
            <text:p text:style-name="Table_20_Contents"><text:tab/><text:tab/><text:tab/><text:tab/><text:tab/><text:tab/>p-&gt;podmacB[k*p-&gt;rozmiar_glowny+j];</text:p>
            <text:p text:style-name="Table_20_Contents"><text:tab/>}</text:p>
            <text:p text:style-name="Table_20_Contents">}</text:p>
            <text:p text:style-name="Table_20_Contents"/>
            <text:p text:style-name="Table_20_Contents"/>
            <text:p text:style-name="Table_20_Contents"/>
            <text:p text:style-name="Table_20_Contents">void wyswietl_podmacierz(int *wsk,int rozmiar_bloku,int wiersz_poczatkowy,int kolumna_poczatkowa, int rozmiar_podmacierzy){</text:p>
            <text:p text:style-name="Table_20_Contents"/>
            <text:p text:style-name="Table_20_Contents"><text:tab/>int i,j;</text:p>
            <text:p text:style-name="Table_20_Contents"><text:tab/>for(i=wiersz_poczatkowy;i&lt;(wiersz_poczatkowy+rozmiar_podmacierzy);i++){</text:p>
            <text:p text:style-name="Table_20_Contents"><text:tab/><text:tab/>for(j=kolumna_poczatkowa;j&lt;(kolumna_poczatkowa+rozmiar_podmacierzy);j++){</text:p>
            <text:p text:style-name="Table_20_Contents"><text:tab/><text:tab/><text:tab/>printf("[%3d]",wsk[i*N+j]);</text:p>
            <text:p text:style-name="Table_20_Contents"><text:tab/><text:tab/>}<text:tab/></text:p>
            <text:p text:style-name="Table_20_Contents"><text:tab/><text:tab/>printf("\n");</text:p>
            <text:p text:style-name="Table_20_Contents"><text:tab/>}</text:p>
            <text:p text:style-name="Table_20_Contents"><text:tab/>printf("\n");</text:p>
            <text:p text:style-name="Table_20_Contents">}</text:p>
            <text:p text:style-name="Table_20_Contents"/>
            <text:p text:style-name="Table_20_Contents"/>
            <text:p text:style-name="Table_20_Contents">int *utworz_macierz(int deskryptor,const char *nazwa,int rozmiar){</text:p>
            <text:p text:style-name="Table_20_Contents"><text:tab/>int *wskaznik;</text:p>
            <text:p text:style-name="Table_20_Contents"><text:tab/>deskryptor=shm_open(nazwa,O_RDWR|O_CREAT,0666);</text:p>
            <text:p text:style-name="Table_20_Contents"><text:tab/>if (deskryptor==-1){</text:p>
            <text:p text:style-name="Table_20_Contents"><text:tab/><text:tab/>perror("Blad shm_open");</text:p>
            <text:p text:style-name="Table_20_Contents"><text:tab/><text:tab/>exit(0);</text:p>
            <text:p text:style-name="Table_20_Contents"><text:soft-page-break/><text:tab/>}</text:p>
            <text:p text:style-name="Table_20_Contents"/>
            <text:p text:style-name="Table_20_Contents"/>
            <text:p text:style-name="Table_20_Contents"><text:tab/>if(ftruncate(deskryptor,rozmiar)==-1){</text:p>
            <text:p text:style-name="Table_20_Contents"><text:tab/><text:tab/>perror("Blad ftruncate");</text:p>
            <text:p text:style-name="Table_20_Contents"><text:tab/><text:tab/>exit(0);</text:p>
            <text:p text:style-name="Table_20_Contents"><text:tab/>}</text:p>
            <text:p text:style-name="Table_20_Contents"/>
            <text:p text:style-name="Table_20_Contents"><text:tab/>wskaznik=(int*)mmap(0,rozmiar,PROT_READ|PROT_WRITE,MAP_SHARED,deskryptor,0);</text:p>
            <text:p text:style-name="Table_20_Contents"><text:tab/>if (wskaznik==NULL){</text:p>
            <text:p text:style-name="Table_20_Contents"><text:tab/><text:tab/>perror("Blad mmap");</text:p>
            <text:p text:style-name="Table_20_Contents"><text:tab/>}</text:p>
            <text:p text:style-name="Table_20_Contents"/>
            <text:p text:style-name="Table_20_Contents"/>
            <text:p text:style-name="Table_20_Contents"><text:tab/>return wskaznik;</text:p>
            <text:p text:style-name="Table_20_Contents">}</text:p>
            <text:p text:style-name="Table_20_Contents"/>
            <text:p text:style-name="Table_20_Contents">void zerowanie_macierzy(int *wsk,int N){</text:p>
            <text:p text:style-name="Table_20_Contents"><text:tab/>int i;</text:p>
            <text:p text:style-name="Table_20_Contents"><text:tab/>for (i=0;i&lt;N*N;i++)</text:p>
            <text:p text:style-name="Table_20_Contents"><text:tab/><text:tab/>wsk[i]=0;<text:tab/></text:p>
            <text:p text:style-name="Table_20_Contents"/>
            <text:p text:style-name="Table_20_Contents">}</text:p>
            <text:p text:style-name="Table_20_Contents"/>
            <text:p text:style-name="Table_20_Contents">int wczytaj(int **macierzA,int **macierzB,int **macierzC,const char *nazwa_pliku){</text:p>
            <text:p text:style-name="Table_20_Contents"><text:tab/>FILE *plik;</text:p>
            <text:p text:style-name="Table_20_Contents"><text:tab/>int wynik=0;</text:p>
            <text:p text:style-name="Table_20_Contents"><text:tab/>int *a,*b,*c;</text:p>
            <text:p text:style-name="Table_20_Contents"><text:tab/>int i;</text:p>
            <text:p text:style-name="Table_20_Contents"><text:tab/>int liczba;</text:p>
            <text:p text:style-name="Table_20_Contents"/>
            <text:p text:style-name="Table_20_Contents"><text:tab/>plik=fopen(nazwa_pliku,"r");</text:p>
            <text:p text:style-name="Table_20_Contents"><text:tab/>if (plik==NULL){</text:p>
            <text:p text:style-name="Table_20_Contents"><text:tab/><text:tab/>printf("Blad otwarcia pliku\n");</text:p>
            <text:p text:style-name="Table_20_Contents"><text:tab/><text:tab/>return 0;</text:p>
            <text:p text:style-name="Table_20_Contents"><text:tab/>}</text:p>
            <text:p text:style-name="Table_20_Contents"/>
            <text:p text:style-name="Table_20_Contents"><text:tab/>fscanf(plik,"%d",&amp;wynik);</text:p>
            <text:p text:style-name="Table_20_Contents"><text:tab/>a=utworz_macierz(deskryptorA,"macA",wynik*wynik*sizeof(int));</text:p>
            <text:p text:style-name="Table_20_Contents"><text:tab/>b=utworz_macierz(deskryptorB,"macB",wynik*wynik*sizeof(int));</text:p>
            <text:p text:style-name="Table_20_Contents"><text:tab/>c=utworz_macierz(deskryptorC,"macC",wynik*wynik*sizeof(int));</text:p>
            <text:p text:style-name="Table_20_Contents"/>
            <text:p text:style-name="Table_20_Contents"><text:tab/>for(i=0; i&lt;wynik*wynik; i++)</text:p>
            <text:p text:style-name="Table_20_Contents"><text:tab/>{</text:p>
            <text:p text:style-name="Table_20_Contents"><text:tab/><text:tab/>fscanf(plik,"%d",&amp;liczba);</text:p>
            <text:p text:style-name="Table_20_Contents"><text:tab/><text:tab/>a[i]=liczba;</text:p>
            <text:p text:style-name="Table_20_Contents"><text:tab/>}</text:p>
            <text:p text:style-name="Table_20_Contents"><text:tab/>for(i=0; i&lt;wynik*wynik; i++)</text:p>
            <text:p text:style-name="Table_20_Contents"><text:tab/>{</text:p>
            <text:p text:style-name="Table_20_Contents"><text:tab/><text:tab/>fscanf(plik,"%d",&amp;liczba);</text:p>
            <text:p text:style-name="Table_20_Contents"><text:tab/><text:tab/>b[i]=liczba;</text:p>
            <text:p text:style-name="Table_20_Contents"><text:soft-page-break/></text:p>
            <text:p text:style-name="Table_20_Contents"><text:tab/>}</text:p>
            <text:p text:style-name="Table_20_Contents"/>
            <text:p text:style-name="Table_20_Contents"/>
            <text:p text:style-name="Table_20_Contents"/>
            <text:p text:style-name="Table_20_Contents"><text:tab/>*macierzA=a;</text:p>
            <text:p text:style-name="Table_20_Contents"><text:tab/>*macierzB=b;</text:p>
            <text:p text:style-name="Table_20_Contents"><text:tab/>zerowanie_macierzy(c,wynik);</text:p>
            <text:p text:style-name="Table_20_Contents"><text:tab/>*macierzC=c;</text:p>
            <text:p text:style-name="Table_20_Contents"/>
            <text:p text:style-name="Table_20_Contents"><text:tab/>if (fclose(plik)!=0){</text:p>
            <text:p text:style-name="Table_20_Contents"><text:tab/><text:tab/>printf("Blad zamkniecia pliku\n");</text:p>
            <text:p text:style-name="Table_20_Contents"><text:tab/>}</text:p>
            <text:p text:style-name="Table_20_Contents"/>
            <text:p text:style-name="Table_20_Contents"><text:tab/>return wynik;</text:p>
            <text:p text:style-name="Table_20_Contents"/>
            <text:p text:style-name="Table_20_Contents"/>
            <text:p text:style-name="Table_20_Contents"/>
            <text:p text:style-name="Table_20_Contents">}</text:p>
            <text:p text:style-name="Table_20_Contents"/>
            <text:p text:style-name="Table_20_Contents"/>
            <text:p text:style-name="Table_20_Contents">int main(){</text:p>
            <text:p text:style-name="Table_20_Contents"/>
            <text:p text:style-name="Table_20_Contents"/>
            <text:p text:style-name="Table_20_Contents"><text:tab/>int *macA=NULL;</text:p>
            <text:p text:style-name="Table_20_Contents"><text:tab/>int *macB=NULL;</text:p>
            <text:p text:style-name="Table_20_Contents"><text:tab/>int *macC=NULL;</text:p>
            <text:p text:style-name="Table_20_Contents"/>
            <text:p text:style-name="Table_20_Contents"/>
            <text:p text:style-name="Table_20_Contents"><text:tab/>const char *plik="mac.txt";</text:p>
            <text:p text:style-name="Table_20_Contents"><text:tab/>N=wczytaj(&amp;macA,&amp;macB,&amp;macC,plik);</text:p>
            <text:p text:style-name="Table_20_Contents"><text:tab/>printf("Rozmiar %d:\n",N);</text:p>
            <text:p text:style-name="Table_20_Contents"><text:tab/>struct argument p;</text:p>
            <text:p text:style-name="Table_20_Contents"><text:tab/>p.rozmiar_glowny = N;</text:p>
            <text:p text:style-name="Table_20_Contents"><text:tab/>p.rozmiar_podm = 4;</text:p>
            <text:p text:style-name="Table_20_Contents"><text:tab/>p.podmacA = macA;</text:p>
            <text:p text:style-name="Table_20_Contents"><text:tab/>p.podmacB = macB;</text:p>
            <text:p text:style-name="Table_20_Contents"><text:tab/>p.podmacC = macC;</text:p>
            <text:p text:style-name="Table_20_Contents"><text:tab/>mnoz_podmacierz_param(&amp;p);</text:p>
            <text:p text:style-name="Table_20_Contents"/>
            <text:p text:style-name="Table_20_Contents"><text:tab/>wyswietl_podmacierz(macA,N,0,0,4);</text:p>
            <text:p text:style-name="Table_20_Contents"><text:tab/>wyswietl_podmacierz(macB,N,0,0,4);</text:p>
            <text:p text:style-name="Table_20_Contents"><text:tab/>wyswietl_podmacierz(macC,N,0,0,4);</text:p>
            <text:p text:style-name="Table_20_Contents"><text:tab/>if(shm_unlink("macA")==-1){</text:p>
            <text:p text:style-name="Table_20_Contents"><text:tab/><text:tab/>perror("Blad shm_unlink");</text:p>
            <text:p text:style-name="Table_20_Contents"><text:tab/>}</text:p>
            <text:p text:style-name="Table_20_Contents"><text:tab/>if(shm_unlink("macB")==-1){</text:p>
            <text:p text:style-name="Table_20_Contents"><text:tab/><text:tab/>perror("Blad shm_unlink");</text:p>
            <text:p text:style-name="Table_20_Contents"><text:tab/>}</text:p>
            <text:p text:style-name="Table_20_Contents"><text:tab/>if(shm_unlink("macC")==-1){</text:p>
            <text:p text:style-name="Table_20_Contents"><text:tab/><text:tab/>perror("Blad shm_unlink");</text:p>
            <text:p text:style-name="Table_20_Contents"><text:tab/>}</text:p>
            <text:p text:style-name="Table_20_Contents"><text:soft-page-break/></text:p>
            <text:p text:style-name="Table_20_Contents"><text:tab/>return 0;</text:p>
            <text:p text:style-name="Table_20_Contents">}</text:p>
          </table:table-cell>
        </table:table-row>
        <table:table-row>
          <table:table-cell table:style-name="Tabela8.A2" office:value-type="string">
            <text:p text:style-name="P8"><text:span text:style-name="T5">70107@st14-lab312:~/lab9$ ./zad3</text:span><text:line-break/><text:span text:style-name="T5">Rozmiar 4:</text:span><text:line-break/><text:span text:style-name="T5">[  0][  1][  2][  3]</text:span><text:line-break/><text:span text:style-name="T5">[  1][  4][  1][  2]</text:span><text:line-break/><text:span text:style-name="T5">[  0][  2][  2][  1]</text:span><text:line-break/><text:span text:style-name="T5">[  1][  2][  1][  2]</text:span><text:line-break/><text:line-break/><text:span text:style-name="T5">[  0][  1][  2][  0]</text:span><text:line-break/><text:span text:style-name="T5">[  2][  3][  1][  2]</text:span><text:line-break/><text:span text:style-name="T5">[  1][  1][  2][  3]</text:span><text:line-break/><text:span text:style-name="T5">[  0][  1][  0][  1]</text:span><text:line-break/><text:line-break/><text:span text:style-name="T5">[  4][  8][  5][ 11]</text:span><text:line-break/><text:span text:style-name="T5">[  9][ 16][  8][ 13]</text:span><text:line-break/><text:span text:style-name="T5">[  6][  9][  6][ 11]</text:span><text:line-break/><text:span text:style-name="T5">[  5][ 10][  6][  9]</text:span> </text:p>
          </table:table-cell>
        </table:table-row>
      </table:table>
      <text:p text:style-name="Standard"/>
      <text:p text:style-name="Standard"/>
      <text:p text:style-name="Standard"/>
      <table:table table:name="Tabela6" table:style-name="Tabela6">
        <table:table-column table:style-name="Tabela6.A"/>
        <table:table-row>
          <table:table-cell table:style-name="Tabela6.A1" office:value-type="string">
            <text:list xml:id="list2740357145204572378" text:style-name="L1">
              <text:list-item>
                <text:p text:style-name="P12"><text:span text:style-name="Emphasis"><text:span text:style-name="T2">Wnioski</text:span></text:span></text:p>
              </text:list-item>
            </text:list>
          </table:table-cell>
        </table:table-row>
        <table:table-row>
          <table:table-cell table:style-name="Tabela6.A2" office:value-type="string">
            <text:p text:style-name="P7">Na laboratorium nr 9 nauczyłem się realizować macierzowe operacje na posixowej pamięci dzielonej. Poznałem różnice pomiędzy pamięcią dzieloną IPC a posix. Laboratorium nie sprawiło mi większych problemów.</text:p>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Verdana, Lucida, Helvetica, Arial, sans-serif"/>
    <style:font-face style:name="Mangal1" svg:font-family="Mangal"/>
    <style:font-face style:name="Monaco" svg:font-family="Monaco, 'Courier New', Courier, monospace"/>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10:24:18.34</meta:creation-date>
    <dc:date>2014-12-09T17:33:21.55</dc:date>
    <meta:editing-duration>PT1H2M6S</meta:editing-duration>
    <meta:editing-cycles>5</meta:editing-cycles>
    <meta:generator>OpenOffice/4.0.1$Win32 OpenOffice.org_project/401m5$Build-9714</meta:generator>
    <meta:document-statistic meta:table-count="8" meta:image-count="0" meta:object-count="0" meta:page-count="8" meta:paragraph-count="234" meta:word-count="905" meta:character-count="7626"/>
  </office:meta>
</office:document-meta>
</file>